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3 de marzo de 2011.</text:p>
      <text:p text:style-name="P1"/>
      <text:p text:style-name="P2"/>
      <text:p text:style-name="P6">1.- Se debe pasar información a un registro de desplazamiento. Mediante un puerto, Ud. debe transferir un string de bits a un registro de ocho bits.</text:p>
      <text:p text:style-name="P6"/>
      <text:p text:style-name="P6">1.a.- Dibuje el circuito asociado al registro de desplazamiento. Dibuje asimismo un circuito detallado de los dos primeros bits del mismo registro. Establezca el conjunto de señales necesarias para que este registro opere adecuadamente (reloj, líneas de control de flujo de datos, enables, etc.)</text:p>
      <text:p text:style-name="P6"/>
      <text:p text:style-name="P6">1.b.- Escriba el diagrama de flujo del programa que controla la operación de su micro en relación a este registro. De algún modo este diagrama debe incluir el clock de comando del registro. Este clock se establece en 1 kHz.</text:p>
      <text:p text:style-name="P6"/>
      <text:p text:style-name="P6"/>
      <text:p text:style-name="P5"><text:span text:style-name="T2">2.- Un transductor genera información con una función de transferencia de 2,5 </text:span><text:span text:style-name="T3">µ</text:span><text:span text:style-name="T2">A/bit. Diseñe la interfase del mismo hacia un conversor A/D de 12 bits, con referencia de 10.0 V. La señal es de cc.</text:span></text:p>
      <text:p text:style-name="P6"/>
      <text:p text:style-name="P6">2.a.- establezca las tolerancias de los componentes pasivos de su circuito para un error de 0,1%.</text:p>
      <text:p text:style-name="P6"/>
      <text:p text:style-name="P6">2.b.- diseñe el hardware necesario para que se muestree esa señal a una tasa de 10Hz, operando por interrupción. Debe incluir el reloj, el controlador de interrupción que use y debe detallar la configuración del mismo.</text:p>
      <text:p text:style-name="P6"/>
      <text:p text:style-name="P3"/>
      <text:p text:style-name="P3">Para aprobar, <text:span text:style-name="T1">tres de los </text:span>puntos deben estar totalmente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1-03-03T15:46:13</dc:date>
    <dc:creator>Luis Canali</dc:creator>
    <meta:editing-duration>PT04H14M09S</meta:editing-duration>
    <meta:editing-cycles>14</meta:editing-cycles>
    <meta:generator>OpenOffice.org/3.2$Unix OpenOffice.org_project/320m12$Build-9483</meta:generator>
    <meta:document-statistic meta:table-count="0" meta:image-count="0" meta:object-count="0" meta:page-count="1" meta:paragraph-count="12" meta:word-count="229" meta:character-count="1402"/>
  </office:meta>
</office:document-meta>
</file>